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askerville" svg:font-family="Baskerville" style:font-pitch="variable"/>
    <style:font-face style:name="Baskerville SemiBold" svg:font-family="'Baskerville SemiBold'" style:font-pitch="variable"/>
    <style:font-face style:name="Helvetica" svg:font-family="Helvetica, Arial" style:font-family-generic="roman" style:font-pitch="variable"/>
    <style:font-face style:name="HelveticaNeueLT Pro 55 Roman" svg:font-family="'HelveticaNeueLT Pro 55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62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tted #c1c0bf" fo:background-color="transparent" fo:border-left="none" fo:border-right="0.99pt dotted #5a5754" fo:border-top="0.06pt solid #5a5754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dotted #c1c0bf" fo:background-color="transparent" fo:border-left="none" fo:border-right="0.99pt dotted #5a5754" fo:border-top="0.06pt dotted #c1c0bf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border-left="none" fo:border-right="0.99pt dotted #5a5754" fo:border-top="0.06pt dotted #c1c0bf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-bottom="0.74pt dotted #c1c0bf" fo:background-color="transparent" fo:border-left="0.06pt solid #5a5754" fo:border-right="none" fo:border-top="0.06pt solid #5a5754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tted #c1c0bf" fo:background-color="transparent" fo:border-left="0.06pt dotted #5a5754" fo:border-right="none" fo:border-top="0.06pt dotted #c1c0bf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99pt dotted #5a5754" fo:border-right="none" fo:border-top="0.06pt dotted #c1c0bf"/>
      <style:text-properties fo:color="#434343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th" style:country-asian="TH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Dictionnaire des Données</text:p>
          </table:table-cell>
          <table:table-cell table:style-name="ce5" office:value-type="string" calcext:value-type="string">
            <text:p>Le Bas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LD</text:p>
          </table:table-cell>
          <table:table-cell table:style-name="ce6" office:value-type="string" calcext:value-type="string">
            <text:p>Durand, Freret, Friboul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D</text:p>
          </table:table-cell>
          <table:table-cell table:style-name="ce6" office:value-type="string" calcext:value-type="string">
            <text:p>Durand, Freret, Friboul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e Case</text:p>
          </table:table-cell>
          <table:table-cell table:style-name="ce6" office:value-type="string" calcext:value-type="string">
            <text:p>Durand, Freret, Friboul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gramme de cas d’utilisation</text:p>
          </table:table-cell>
          <table:table-cell table:style-name="ce6" office:value-type="string" calcext:value-type="string">
            <text:p>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SQL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s et Requêtes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6" office:value-type="string" calcext:value-type="string">
            <text:p>Frer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deau et Footer</text:p>
          </table:table-cell>
          <table:table-cell table:style-name="ce6" office:value-type="string" calcext:value-type="string">
            <text:p>Frer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SS</text:p>
          </table:table-cell>
          <table:table-cell table:style-name="ce6" office:value-type="string" calcext:value-type="string">
            <text:p>Frer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u déroulant</text:p>
          </table:table-cell>
          <table:table-cell table:style-name="ce6" office:value-type="string" calcext:value-type="string">
            <text:p>Durand, Frer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6"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e Personnes</text:p>
          </table:table-cell>
          <table:table-cell table:style-name="ce6" office:value-type="string" calcext:value-type="string">
            <text:p>Frer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e Chantiers</text:p>
          </table:table-cell>
          <table:table-cell table:style-name="ce6" office:value-type="string" calcext:value-type="string">
            <text:p>Frer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 Personnes</text:p>
          </table:table-cell>
          <table:table-cell table:style-name="ce6" office:value-type="string" calcext:value-type="string">
            <text:p>Frer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étail personne</text:p>
          </table:table-cell>
          <table:table-cell table:style-name="ce6" office:value-type="string" calcext:value-type="string">
            <text:p>Frer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étail chantier</text:p>
          </table:table-cell>
          <table:table-cell table:style-name="ce6" office:value-type="string" calcext:value-type="string">
            <text:p>Freret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 personne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 travail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 responsable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 achat</text:p>
          </table:table-cell>
          <table:table-cell table:style-name="ce6" office:value-type="string" calcext:value-type="string">
            <text:p>Durand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out produit</text:p>
          </table:table-cell>
          <table:table-cell table:style-name="ce6" office:value-type="string" calcext:value-type="string">
            <text:p>Durand, Le B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ification personne</text:p>
          </table:table-cell>
          <table:table-cell table:style-name="ce6" office:value-type="string" calcext:value-type="string">
            <text:p>Freret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ification chantier</text:p>
          </table:table-cell>
          <table:table-cell table:style-name="ce6" office:value-type="string" calcext:value-type="string">
            <text:p>Freret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ification état</text:p>
          </table:table-cell>
          <table:table-cell table:style-name="ce6" office:value-type="string" calcext:value-type="string">
            <text:p>Freret, Fribou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s de progression</text:p>
          </table:table-cell>
          <table:table-cell table:style-name="ce6"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pport de bug</text:p>
          </table:table-cell>
          <table:table-cell table:style-name="ce6"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ntenance</text:p>
          </table:table-cell>
          <table:table-cell table:style-name="ce6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portation des Données</text:p>
          </table:table-cell>
          <table:table-cell table:style-name="ce7" office:value-type="string" calcext:value-type="string">
            <text:p>Durand, Fribou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cation achat</text:p>
          </table:table-cell>
          <table:table-cell office:value-type="string" calcext:value-type="string">
            <text:p>Le B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ptation à la nouvelle base (Jalon du 05/01/2015)</text:p>
          </table:table-cell>
          <table:table-cell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ivi des chantiers par encadrant</text:p>
          </table:table-cell>
          <table:table-cell office:value-type="string" calcext:value-type="string">
            <text:p>Dur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ession des données chantier</text:p>
          </table:table-cell>
          <table:table-cell office:value-type="string" calcext:value-type="string">
            <text:p>Fre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salarié en insertion</text:p>
          </table:table-cell>
          <table:table-cell office:value-type="string" calcext:value-type="string">
            <text:p>Fribou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cation salarié en insertion</text:p>
          </table:table-cell>
          <table:table-cell office:value-type="string" calcext:value-type="string">
            <text:p>Fribou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cation temps de travail</text:p>
          </table:table-cell>
          <table:table-cell office:value-type="string" calcext:value-type="string">
            <text:p>Fribou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 Excel</text:p>
          </table:table-cell>
          <table:table-cell office:value-type="string" calcext:value-type="string">
            <text:p>Fre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 référent</text:p>
          </table:table-cell>
          <table:table-cell office:value-type="string" calcext:value-type="string">
            <text:p>Le B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cation référent</text:p>
          </table:table-cell>
          <table:table-cell office:value-type="string" calcext:value-type="string">
            <text:p>Le Bas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Baskerville" svg:font-family="Baskerville" style:font-pitch="variable"/>
    <style:font-face style:name="Baskerville SemiBold" svg:font-family="'Baskerville SemiBold'" style:font-pitch="variable"/>
    <style:font-face style:name="Helvetica" svg:font-family="Helvetica, Arial" style:font-family-generic="roman" style:font-pitch="variable"/>
    <style:font-face style:name="HelveticaNeueLT Pro 55 Roman" svg:font-family="'HelveticaNeueLT Pro 55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9:50:06.500000000</meta:creation-date>
    <dc:date>2015-03-11T20:23:00.245000000</dc:date>
    <meta:editing-duration>PT32M53S</meta:editing-duration>
    <meta:editing-cycles>5</meta:editing-cycles>
    <meta:generator>LibreOffice/4.3.1.2$Windows_x86 LibreOffice_project/958349dc3b25111dbca392fbc281a05559ef6848</meta:generator>
    <meta:document-statistic meta:table-count="1" meta:cell-count="80" meta:object-count="0"/>
  </office:meta>
</office:document-meta>
</file>